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11790776" calcext:value-type="float">
            <text:p>5.3811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7793376" calcext:value-type="float">
            <text:p>5.35277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6608816" calcext:value-type="float">
            <text:p>5.39866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21713848" calcext:value-type="float">
            <text:p>5.39217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47966" calcext:value-type="float">
            <text:p>5.40747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1635" calcext:value-type="float">
            <text:p>5.461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2750792" calcext:value-type="float">
            <text:p>5.43727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070776" calcext:value-type="float">
            <text:p>5.3766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18987704" calcext:value-type="float">
            <text:p>5.35189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56650008" calcext:value-type="float">
            <text:p>5.34566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27481312" calcext:value-type="float">
            <text:p>5.51274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6134276" calcext:value-type="float">
            <text:p>5.50613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5553376" calcext:value-type="float">
            <text:p>5.46555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44567152" calcext:value-type="float">
            <text:p>5.42445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989788" calcext:value-type="float">
            <text:p>5.4869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1490624" calcext:value-type="float">
            <text:p>5.42814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64216992" calcext:value-type="float">
            <text:p>5.40642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97364608" calcext:value-type="float">
            <text:p>5.42973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9040008" calcext:value-type="float">
            <text:p>5.35290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5094544" calcext:value-type="float">
            <text:p>5.31850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14433376" calcext:value-type="float">
            <text:p>5.33144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29731288" calcext:value-type="float">
            <text:p>5.33297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01574496" calcext:value-type="float">
            <text:p>5.40015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8941992" calcext:value-type="float">
            <text:p>5.3768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90276776" calcext:value-type="float">
            <text:p>5.38902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54805368" calcext:value-type="float">
            <text:p>5.3754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41564872" calcext:value-type="float">
            <text:p>5.42415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006" calcext:value-type="float">
            <text:p>5.382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3805" calcext:value-type="float">
            <text:p>5.3303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49118984" calcext:value-type="float">
            <text:p>5.2649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14182824" calcext:value-type="float">
            <text:p>5.31141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9058156" calcext:value-type="float">
            <text:p>5.3390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270816" calcext:value-type="float">
            <text:p>5.39492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62989864" calcext:value-type="float">
            <text:p>5.39629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684924" calcext:value-type="float">
            <text:p>5.39168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928008" calcext:value-type="float">
            <text:p>5.388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43140088" calcext:value-type="float">
            <text:p>5.4543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2969256" calcext:value-type="float">
            <text:p>5.38529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76355328" calcext:value-type="float">
            <text:p>5.34763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83836936" calcext:value-type="float">
            <text:p>5.30838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35185976" calcext:value-type="float">
            <text:p>5.29351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76853984" calcext:value-type="float">
            <text:p>5.35768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3449256" calcext:value-type="float">
            <text:p>5.38834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3981552" calcext:value-type="float">
            <text:p>5.36739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1841224" calcext:value-type="float">
            <text:p>5.2971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52113984" calcext:value-type="float">
            <text:p>5.3752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758128" calcext:value-type="float">
            <text:p>5.4927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1849888" calcext:value-type="float">
            <text:p>5.32118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5698772" calcext:value-type="float">
            <text:p>5.32569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2537744" calcext:value-type="float">
            <text:p>5.26925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99984624" calcext:value-type="float">
            <text:p>5.28999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5397996" calcext:value-type="float">
            <text:p>5.34539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1143984" calcext:value-type="float">
            <text:p>5.36111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5873496" calcext:value-type="float">
            <text:p>5.3345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16207328" calcext:value-type="float">
            <text:p>5.38162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825996" calcext:value-type="float">
            <text:p>5.3408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64377936" calcext:value-type="float">
            <text:p>5.43643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88942968" calcext:value-type="float">
            <text:p>5.3788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05369888" calcext:value-type="float">
            <text:p>5.47053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10818464" calcext:value-type="float">
            <text:p>5.3810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07572312" calcext:value-type="float">
            <text:p>5.28075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25585976" calcext:value-type="float">
            <text:p>5.23255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8837968" calcext:value-type="float">
            <text:p>5.2948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1321992" calcext:value-type="float">
            <text:p>5.3761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18987704" calcext:value-type="float">
            <text:p>5.35189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1244" calcext:value-type="float">
            <text:p>5.3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926176" calcext:value-type="float">
            <text:p>5.36759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5704632" calcext:value-type="float">
            <text:p>5.31957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5665" calcext:value-type="float">
            <text:p>5.2945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6152496" calcext:value-type="float">
            <text:p>5.2861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4169536" calcext:value-type="float">
            <text:p>5.31541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3944616" calcext:value-type="float">
            <text:p>5.38539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31996" calcext:value-type="float">
            <text:p>5.31263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0437496" calcext:value-type="float">
            <text:p>5.2804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04848" calcext:value-type="float">
            <text:p>5.2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81564912" calcext:value-type="float">
            <text:p>5.16815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22665976" calcext:value-type="float">
            <text:p>5.1822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1901544" calcext:value-type="float">
            <text:p>5.20219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5133" calcext:value-type="float">
            <text:p>5.2551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870156" calcext:value-type="float">
            <text:p>5.35887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9052912" calcext:value-type="float">
            <text:p>5.29190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2953864" calcext:value-type="float">
            <text:p>5.29129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8722736" calcext:value-type="float">
            <text:p>5.23987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71001192" calcext:value-type="float">
            <text:p>5.28710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3168696" calcext:value-type="float">
            <text:p>5.31931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08996944" calcext:value-type="float">
            <text:p>5.27089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516992" calcext:value-type="float">
            <text:p>5.2273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4862764" calcext:value-type="float">
            <text:p>5.24486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18155584" calcext:value-type="float">
            <text:p>5.3018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1139072" calcext:value-type="float">
            <text:p>5.25111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81172336" calcext:value-type="float">
            <text:p>5.1881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6132804" calcext:value-type="float">
            <text:p>5.2261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4615976" calcext:value-type="float">
            <text:p>5.21846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91003984" calcext:value-type="float">
            <text:p>5.24910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1315976" calcext:value-type="float">
            <text:p>5.24513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3708" calcext:value-type="float">
            <text:p>5.2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35085976" calcext:value-type="float">
            <text:p>5.21350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9568996" calcext:value-type="float">
            <text:p>5.1895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0171992" calcext:value-type="float">
            <text:p>5.21801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8472512" calcext:value-type="float">
            <text:p>5.2984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7003496" calcext:value-type="float">
            <text:p>5.2370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6093848" calcext:value-type="float">
            <text:p>5.1460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13663984" calcext:value-type="float">
            <text:p>5.09136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793984" calcext:value-type="float">
            <text:p>5.15727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1398984" calcext:value-type="float">
            <text:p>5.1841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58201992" calcext:value-type="float">
            <text:p>5.16582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76458896" calcext:value-type="float">
            <text:p>5.1476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65721992" calcext:value-type="float">
            <text:p>5.08657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3673624" calcext:value-type="float">
            <text:p>5.11736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2912968" calcext:value-type="float">
            <text:p>5.12629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3495" calcext:value-type="float">
            <text:p>5.103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15749448" calcext:value-type="float">
            <text:p>5.16157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2580976" calcext:value-type="float">
            <text:p>5.1142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93104624" calcext:value-type="float">
            <text:p>5.11931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09708912" calcext:value-type="float">
            <text:p>5.13097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322968" calcext:value-type="float">
            <text:p>5.1876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6553984" calcext:value-type="float">
            <text:p>5.11765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88372328" calcext:value-type="float">
            <text:p>5.20883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55919152" calcext:value-type="float">
            <text:p>5.51559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8265976" calcext:value-type="float">
            <text:p>5.47182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8775976" calcext:value-type="float">
            <text:p>5.49887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7652968" calcext:value-type="float">
            <text:p>5.4897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18205" calcext:value-type="float">
            <text:p>5.4218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60353312" calcext:value-type="float">
            <text:p>5.2960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05835584" calcext:value-type="float">
            <text:p>5.35058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00406496" calcext:value-type="float">
            <text:p>5.3800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51218488" calcext:value-type="float">
            <text:p>5.39512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03770904" calcext:value-type="float">
            <text:p>5.4603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14797968" calcext:value-type="float">
            <text:p>5.4914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40520024" calcext:value-type="float">
            <text:p>5.44405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7235" calcext:value-type="float">
            <text:p>5.4077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52936992" calcext:value-type="float">
            <text:p>5.5252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87548912" calcext:value-type="float">
            <text:p>5.68875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6249192" calcext:value-type="float">
            <text:p>5.7062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46300976" calcext:value-type="float">
            <text:p>5.80463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6499496" calcext:value-type="float">
            <text:p>5.776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27366168" calcext:value-type="float">
            <text:p>5.73273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6044" calcext:value-type="float">
            <text:p>5.6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7947712" calcext:value-type="float">
            <text:p>5.68779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81163984" calcext:value-type="float">
            <text:p>5.7581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50965" calcext:value-type="float">
            <text:p>5.7250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90927328" calcext:value-type="float">
            <text:p>5.72909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63651992" calcext:value-type="float">
            <text:p>5.7163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60883208" calcext:value-type="float">
            <text:p>5.77608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68058896" calcext:value-type="float">
            <text:p>6.04680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97668984" calcext:value-type="float">
            <text:p>6.0097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43955248" calcext:value-type="float">
            <text:p>5.84439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94406992" calcext:value-type="float">
            <text:p>5.93944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19713984" calcext:value-type="float">
            <text:p>6.12197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0084808" calcext:value-type="float">
            <text:p>6.110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2179072" calcext:value-type="float">
            <text:p>6.08321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78150792" calcext:value-type="float">
            <text:p>5.9478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7806992" calcext:value-type="float">
            <text:p>5.9927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47017968" calcext:value-type="float">
            <text:p>6.1247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47896992" calcext:value-type="float">
            <text:p>6.0647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36584616" calcext:value-type="float">
            <text:p>5.97365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70517968" calcext:value-type="float">
            <text:p>5.8770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5877968" calcext:value-type="float">
            <text:p>5.9745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65233984" calcext:value-type="float">
            <text:p>5.96652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8885976" calcext:value-type="float">
            <text:p>5.96788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25083928" calcext:value-type="float">
            <text:p>6.05250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97718984" calcext:value-type="float">
            <text:p>6.0497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33497624" calcext:value-type="float">
            <text:p>6.04334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05324944" calcext:value-type="float">
            <text:p>5.9905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4987996" calcext:value-type="float">
            <text:p>5.8749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27307704" calcext:value-type="float">
            <text:p>5.9127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9071992" calcext:value-type="float">
            <text:p>5.8619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95302472" calcext:value-type="float">
            <text:p>5.8695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8027712" calcext:value-type="float">
            <text:p>5.75180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2009536" calcext:value-type="float">
            <text:p>5.8732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1560016" calcext:value-type="float">
            <text:p>5.8701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1264496" calcext:value-type="float">
            <text:p>5.801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8068" calcext:value-type="float">
            <text:p>5.8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4465032" calcext:value-type="float">
            <text:p>5.95844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75431992" calcext:value-type="float">
            <text:p>5.99754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42160008" calcext:value-type="float">
            <text:p>5.9442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82298488" calcext:value-type="float">
            <text:p>5.87822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17877792" calcext:value-type="float">
            <text:p>5.88178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29355976" calcext:value-type="float">
            <text:p>5.96293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009496" calcext:value-type="float">
            <text:p>6.0470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13556992" calcext:value-type="float">
            <text:p>6.0213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2942" calcext:value-type="float">
            <text:p>6.012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7045976" calcext:value-type="float">
            <text:p>6.01970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36883984" calcext:value-type="float">
            <text:p>6.1436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47348984" calcext:value-type="float">
            <text:p>6.1347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822496" calcext:value-type="float">
            <text:p>6.0748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95432968" calcext:value-type="float">
            <text:p>5.99954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71290976" calcext:value-type="float">
            <text:p>5.9871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83012968" calcext:value-type="float">
            <text:p>5.96830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1868256" calcext:value-type="float">
            <text:p>5.9521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64560976" calcext:value-type="float">
            <text:p>5.93645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29255408" calcext:value-type="float">
            <text:p>6.01292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72035288" calcext:value-type="float">
            <text:p>5.95720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3238984" calcext:value-type="float">
            <text:p>5.8943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49150904" calcext:value-type="float">
            <text:p>5.95491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60836936" calcext:value-type="float">
            <text:p>5.95608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54095976" calcext:value-type="float">
            <text:p>5.9454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3950992" calcext:value-type="float">
            <text:p>5.8793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1457968" calcext:value-type="float">
            <text:p>5.8671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0456992" calcext:value-type="float">
            <text:p>5.82704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7588" calcext:value-type="float">
            <text:p>5.8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97443984" calcext:value-type="float">
            <text:p>5.8297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6840976" calcext:value-type="float">
            <text:p>5.85568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14282968" calcext:value-type="float">
            <text:p>5.84142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8597496" calcext:value-type="float">
            <text:p>5.798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65420104" calcext:value-type="float">
            <text:p>6.56654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1390992" calcext:value-type="float">
            <text:p>6.49813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1500872" calcext:value-type="float">
            <text:p>6.5921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26078984" calcext:value-type="float">
            <text:p>6.6426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45701992" calcext:value-type="float">
            <text:p>6.5945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61550976" calcext:value-type="float">
            <text:p>6.57615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0965976" calcext:value-type="float">
            <text:p>6.48909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5166992" calcext:value-type="float">
            <text:p>6.54751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5581992" calcext:value-type="float">
            <text:p>6.49855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58527328" calcext:value-type="float">
            <text:p>6.47585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8485976" calcext:value-type="float">
            <text:p>6.4098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77181136" calcext:value-type="float">
            <text:p>6.62771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17379328" calcext:value-type="float">
            <text:p>6.47173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0142968" calcext:value-type="float">
            <text:p>6.33901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55923104" calcext:value-type="float">
            <text:p>6.43559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92953872" calcext:value-type="float">
            <text:p>6.45929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23823984" calcext:value-type="float">
            <text:p>6.36238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8772096" calcext:value-type="float">
            <text:p>6.3278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41929704" calcext:value-type="float">
            <text:p>6.3341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54072968" calcext:value-type="float">
            <text:p>6.43540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23506992" calcext:value-type="float">
            <text:p>6.36235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66075976" calcext:value-type="float">
            <text:p>6.38660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07312968" calcext:value-type="float">
            <text:p>6.36073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0355976" calcext:value-type="float">
            <text:p>6.38203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96213984" calcext:value-type="float">
            <text:p>6.3696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4526992" calcext:value-type="float">
            <text:p>6.41645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6871496" calcext:value-type="float">
            <text:p>6.4668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64902496" calcext:value-type="float">
            <text:p>6.38649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00315976" calcext:value-type="float">
            <text:p>6.35003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7361" calcext:value-type="float">
            <text:p>6.317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7267968" calcext:value-type="float">
            <text:p>6.3247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3432968" calcext:value-type="float">
            <text:p>6.30434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68453984" calcext:value-type="float">
            <text:p>6.2568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1235976" calcext:value-type="float">
            <text:p>6.32412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9147968" calcext:value-type="float">
            <text:p>6.3049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43625624" calcext:value-type="float">
            <text:p>6.37436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547208" calcext:value-type="float">
            <text:p>6.3045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97334416" calcext:value-type="float">
            <text:p>6.3297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5144856" calcext:value-type="float">
            <text:p>6.3335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13283984" calcext:value-type="float">
            <text:p>6.31132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00596992" calcext:value-type="float">
            <text:p>6.32005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7145996" calcext:value-type="float">
            <text:p>6.3771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08020088" calcext:value-type="float">
            <text:p>6.31080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55475" calcext:value-type="float">
            <text:p>6.285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4281992" calcext:value-type="float">
            <text:p>6.22042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5462156" calcext:value-type="float">
            <text:p>6.28546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4746992" calcext:value-type="float">
            <text:p>6.2114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202968" calcext:value-type="float">
            <text:p>6.27272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23942824" calcext:value-type="float">
            <text:p>6.26239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8745976" calcext:value-type="float">
            <text:p>6.23687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9685" calcext:value-type="float">
            <text:p>6.2249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42392968" calcext:value-type="float">
            <text:p>6.23423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65222472" calcext:value-type="float">
            <text:p>6.18652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0615496" calcext:value-type="float">
            <text:p>6.23306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8313872" calcext:value-type="float">
            <text:p>6.1758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4772328" calcext:value-type="float">
            <text:p>6.1384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156872" calcext:value-type="float">
            <text:p>6.27881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76942648" calcext:value-type="float">
            <text:p>6.20769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0448496" calcext:value-type="float">
            <text:p>6.130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9095976" calcext:value-type="float">
            <text:p>6.1359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50106224" calcext:value-type="float">
            <text:p>6.19501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58530848" calcext:value-type="float">
            <text:p>6.04585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48021992" calcext:value-type="float">
            <text:p>6.16480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9966992" calcext:value-type="float">
            <text:p>6.19699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005976" calcext:value-type="float">
            <text:p>6.1782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6738044" calcext:value-type="float">
            <text:p>6.1367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76507968" calcext:value-type="float">
            <text:p>6.0976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0752968" calcext:value-type="float">
            <text:p>6.0650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0763096" calcext:value-type="float">
            <text:p>6.09207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203754" calcext:value-type="float">
            <text:p>6.12203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48760176" calcext:value-type="float">
            <text:p>6.0348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9955" calcext:value-type="float">
            <text:p>6.0599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262128" calcext:value-type="float">
            <text:p>6.096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71800024" calcext:value-type="float">
            <text:p>6.08718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7729248" calcext:value-type="float">
            <text:p>6.12077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3756944" calcext:value-type="float">
            <text:p>6.03137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0848512" calcext:value-type="float">
            <text:p>6.0208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25395408" calcext:value-type="float">
            <text:p>5.97253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19720016" calcext:value-type="float">
            <text:p>5.92197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82951992" calcext:value-type="float">
            <text:p>5.91829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2550776" calcext:value-type="float">
            <text:p>5.9892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79017624" calcext:value-type="float">
            <text:p>5.88790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3345612" calcext:value-type="float">
            <text:p>5.88334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00601744" calcext:value-type="float">
            <text:p>5.93006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4452968" calcext:value-type="float">
            <text:p>5.97744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87354" calcext:value-type="float">
            <text:p>5.95287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66672008" calcext:value-type="float">
            <text:p>5.89666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80932968" calcext:value-type="float">
            <text:p>5.82809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56900088" calcext:value-type="float">
            <text:p>5.7956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85582968" calcext:value-type="float">
            <text:p>5.73855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833996" calcext:value-type="float">
            <text:p>5.78583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39926992" calcext:value-type="float">
            <text:p>5.78399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9067496" calcext:value-type="float">
            <text:p>5.749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0969888" calcext:value-type="float">
            <text:p>5.7600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18957968" calcext:value-type="float">
            <text:p>5.7718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5880976" calcext:value-type="float">
            <text:p>5.84958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24205976" calcext:value-type="float">
            <text:p>5.65242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877" calcext:value-type="float">
            <text:p>5.492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0225976" calcext:value-type="float">
            <text:p>5.51602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28524944" calcext:value-type="float">
            <text:p>5.50285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22624616" calcext:value-type="float">
            <text:p>5.47226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9046496" calcext:value-type="float">
            <text:p>5.43490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01215464" calcext:value-type="float">
            <text:p>5.47012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2980976" calcext:value-type="float">
            <text:p>5.43429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6929496" calcext:value-type="float">
            <text:p>5.406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63727448" calcext:value-type="float">
            <text:p>5.2963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72028984" calcext:value-type="float">
            <text:p>5.3072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35441992" calcext:value-type="float">
            <text:p>5.24354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95422968" calcext:value-type="float">
            <text:p>5.22954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73332312" calcext:value-type="float">
            <text:p>5.31733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55366168" calcext:value-type="float">
            <text:p>5.27553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27089256" calcext:value-type="float">
            <text:p>5.25270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7326992" calcext:value-type="float">
            <text:p>5.2277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163" calcext:value-type="float">
            <text:p>5.114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04952784" calcext:value-type="float">
            <text:p>5.04049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51307968" calcext:value-type="float">
            <text:p>4.9851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348996" calcext:value-type="float">
            <text:p>4.9533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9259496" calcext:value-type="float">
            <text:p>4.999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1070496" calcext:value-type="float">
            <text:p>5.011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58525" calcext:value-type="float">
            <text:p>4.915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16184616" calcext:value-type="float">
            <text:p>4.89161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462084" calcext:value-type="float">
            <text:p>4.79746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00033848" calcext:value-type="float">
            <text:p>4.8100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64392968" calcext:value-type="float">
            <text:p>4.78643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28247968" calcext:value-type="float">
            <text:p>4.8228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6948496" calcext:value-type="float">
            <text:p>4.7969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42422968" calcext:value-type="float">
            <text:p>4.73424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53984" calcext:value-type="float">
            <text:p>4.65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92842968" calcext:value-type="float">
            <text:p>4.6892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3380976" calcext:value-type="float">
            <text:p>4.6113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1576996" calcext:value-type="float">
            <text:p>4.49157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3541456" calcext:value-type="float">
            <text:p>4.33435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98213984" calcext:value-type="float">
            <text:p>4.1598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694496" calcext:value-type="float">
            <text:p>3.907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86158984" calcext:value-type="float">
            <text:p>3.6586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138996" calcext:value-type="float">
            <text:p>3.65413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473496" calcext:value-type="float">
            <text:p>3.6634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33237792" calcext:value-type="float">
            <text:p>3.69332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95942496" calcext:value-type="float">
            <text:p>3.78959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3312996" calcext:value-type="float">
            <text:p>3.90331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033848" calcext:value-type="float">
            <text:p>3.904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4912968" calcext:value-type="float">
            <text:p>4.05949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02884768" calcext:value-type="float">
            <text:p>4.25028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6106992" calcext:value-type="float">
            <text:p>4.25161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0847856" calcext:value-type="float">
            <text:p>4.26708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12369576" calcext:value-type="float">
            <text:p>4.38123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8136648" calcext:value-type="float">
            <text:p>4.4198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7910976" calcext:value-type="float">
            <text:p>4.4257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49500976" calcext:value-type="float">
            <text:p>4.55495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999" calcext:value-type="float">
            <text:p>4.5639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8188984" calcext:value-type="float">
            <text:p>4.5208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4348256" calcext:value-type="float">
            <text:p>4.50743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6382968" calcext:value-type="float">
            <text:p>4.47363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0403576" calcext:value-type="float">
            <text:p>4.4604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5066992" calcext:value-type="float">
            <text:p>4.56250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51573616" calcext:value-type="float">
            <text:p>4.55515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03121992" calcext:value-type="float">
            <text:p>4.53031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63734536" calcext:value-type="float">
            <text:p>4.58637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71395408" calcext:value-type="float">
            <text:p>4.67713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3173" calcext:value-type="float">
            <text:p>4.813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87125" calcext:value-type="float">
            <text:p>4.938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6975996" calcext:value-type="float">
            <text:p>5.01697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46582968" calcext:value-type="float">
            <text:p>5.01465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1342968" calcext:value-type="float">
            <text:p>5.01313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6302996" calcext:value-type="float">
            <text:p>4.96630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47502216" calcext:value-type="float">
            <text:p>4.9247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84546992" calcext:value-type="float">
            <text:p>4.90845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58076928" calcext:value-type="float">
            <text:p>4.86580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65292144" calcext:value-type="float">
            <text:p>4.83652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85180976" calcext:value-type="float">
            <text:p>4.90851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34810976" calcext:value-type="float">
            <text:p>4.9934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1908432" calcext:value-type="float">
            <text:p>5.01019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5092968" calcext:value-type="float">
            <text:p>4.96550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76987968" calcext:value-type="float">
            <text:p>4.9576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9827968" calcext:value-type="float">
            <text:p>4.9439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1543984" calcext:value-type="float">
            <text:p>4.9191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79746992" calcext:value-type="float">
            <text:p>4.8779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53660976" calcext:value-type="float">
            <text:p>4.83536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6087496" calcext:value-type="float">
            <text:p>4.7660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891496" calcext:value-type="float">
            <text:p>4.7218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61055976" calcext:value-type="float">
            <text:p>4.6561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59025976" calcext:value-type="float">
            <text:p>4.55590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9107416" calcext:value-type="float">
            <text:p>4.54791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8141552" calcext:value-type="float">
            <text:p>4.5048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11083984" calcext:value-type="float">
            <text:p>4.55110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64025976" calcext:value-type="float">
            <text:p>4.74640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4669996" calcext:value-type="float">
            <text:p>4.85466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0776992" calcext:value-type="float">
            <text:p>4.94007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29437968" calcext:value-type="float">
            <text:p>5.0129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01891992" calcext:value-type="float">
            <text:p>5.0701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32471992" calcext:value-type="float">
            <text:p>5.1532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69692968" calcext:value-type="float">
            <text:p>5.21696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45650976" calcext:value-type="float">
            <text:p>5.28456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0823496" calcext:value-type="float">
            <text:p>5.3208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3779996" calcext:value-type="float">
            <text:p>5.35377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71323096" calcext:value-type="float">
            <text:p>5.39713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2263496" calcext:value-type="float">
            <text:p>5.412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35043984" calcext:value-type="float">
            <text:p>5.43350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69675976" calcext:value-type="float">
            <text:p>5.4569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06934128" calcext:value-type="float">
            <text:p>5.4906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1185976" calcext:value-type="float">
            <text:p>5.52211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82893984" calcext:value-type="float">
            <text:p>5.61828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4112968" calcext:value-type="float">
            <text:p>5.70541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1851992" calcext:value-type="float">
            <text:p>5.80018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78151992" calcext:value-type="float">
            <text:p>5.88781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2990992" calcext:value-type="float">
            <text:p>5.8732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99889712" calcext:value-type="float">
            <text:p>5.8699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58675288" calcext:value-type="float">
            <text:p>5.93586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894496" calcext:value-type="float">
            <text:p>5.8888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60052968" calcext:value-type="float">
            <text:p>5.88600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06676992" calcext:value-type="float">
            <text:p>5.85066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5297968" calcext:value-type="float">
            <text:p>5.8915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82298488" calcext:value-type="float">
            <text:p>5.87822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64741992" calcext:value-type="float">
            <text:p>5.82647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88690728" calcext:value-type="float">
            <text:p>5.7988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9545976" calcext:value-type="float">
            <text:p>5.73395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165996" calcext:value-type="float">
            <text:p>5.77516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7386156" calcext:value-type="float">
            <text:p>5.6773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96545976" calcext:value-type="float">
            <text:p>5.61965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30326992" calcext:value-type="float">
            <text:p>5.7230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03308984" calcext:value-type="float">
            <text:p>5.9503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04715976" calcext:value-type="float">
            <text:p>6.0604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70260168" calcext:value-type="float">
            <text:p>6.0670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3161992" calcext:value-type="float">
            <text:p>6.08631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30470976" calcext:value-type="float">
            <text:p>6.09304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061996" calcext:value-type="float">
            <text:p>6.08606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51133984" calcext:value-type="float">
            <text:p>6.11511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0549784" calcext:value-type="float">
            <text:p>6.24205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69037968" calcext:value-type="float">
            <text:p>6.2169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93262256" calcext:value-type="float">
            <text:p>6.22932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04198496" calcext:value-type="float">
            <text:p>6.28041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00646992" calcext:value-type="float">
            <text:p>6.36006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58452312" calcext:value-type="float">
            <text:p>6.3658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0181496" calcext:value-type="float">
            <text:p>6.2801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4198984" calcext:value-type="float">
            <text:p>6.2814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49566176" calcext:value-type="float">
            <text:p>6.37495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88867704" calcext:value-type="float">
            <text:p>6.39888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4725976" calcext:value-type="float">
            <text:p>6.44947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1528984" calcext:value-type="float">
            <text:p>6.4311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64185" calcext:value-type="float">
            <text:p>6.3964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85773984" calcext:value-type="float">
            <text:p>6.39857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98460976" calcext:value-type="float">
            <text:p>6.38984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91284768" calcext:value-type="float">
            <text:p>6.39912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3147704" calcext:value-type="float">
            <text:p>6.39431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25105976" calcext:value-type="float">
            <text:p>6.3725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4987704" calcext:value-type="float">
            <text:p>6.34249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474996" calcext:value-type="float">
            <text:p>6.34247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57807968" calcext:value-type="float">
            <text:p>6.3757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414404" calcext:value-type="float">
            <text:p>6.41241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536796" calcext:value-type="float">
            <text:p>6.30353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727218" calcext:value-type="float">
            <text:p>6.27727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7663104" calcext:value-type="float">
            <text:p>6.30376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1948096" calcext:value-type="float">
            <text:p>6.27819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20936296" calcext:value-type="float">
            <text:p>6.32209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04342984" calcext:value-type="float">
            <text:p>6.32043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10764504" calcext:value-type="float">
            <text:p>6.30107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2915184" calcext:value-type="float">
            <text:p>6.2129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35164944" calcext:value-type="float">
            <text:p>6.24351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006866" calcext:value-type="float">
            <text:p>6.31006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46306648" calcext:value-type="float">
            <text:p>6.38463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2074568" calcext:value-type="float">
            <text:p>6.4062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1369" calcext:value-type="float">
            <text:p>6.381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48073856" calcext:value-type="float">
            <text:p>6.31480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25041368" calcext:value-type="float">
            <text:p>6.4025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75721664" calcext:value-type="float">
            <text:p>6.34757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86216512" calcext:value-type="float">
            <text:p>6.26862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36691992" calcext:value-type="float">
            <text:p>6.24366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0861072" calcext:value-type="float">
            <text:p>6.32408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32857624" calcext:value-type="float">
            <text:p>6.2932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08127968" calcext:value-type="float">
            <text:p>6.2508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64089248" calcext:value-type="float">
            <text:p>6.2564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30635" calcext:value-type="float">
            <text:p>6.2230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5154" calcext:value-type="float">
            <text:p>6.185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07710976" calcext:value-type="float">
            <text:p>6.17077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054404" calcext:value-type="float">
            <text:p>6.19905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42784" calcext:value-type="float">
            <text:p>6.044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3205976" calcext:value-type="float">
            <text:p>5.99532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40037968" calcext:value-type="float">
            <text:p>5.8740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9176496" calcext:value-type="float">
            <text:p>5.8591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9785" calcext:value-type="float">
            <text:p>5.899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58478984" calcext:value-type="float">
            <text:p>5.8958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843496" calcext:value-type="float">
            <text:p>5.8618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06712968" calcext:value-type="float">
            <text:p>5.8806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16604944" calcext:value-type="float">
            <text:p>5.8716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18006992" calcext:value-type="float">
            <text:p>5.77180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66913984" calcext:value-type="float">
            <text:p>5.78669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17850976" calcext:value-type="float">
            <text:p>5.90178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45766992" calcext:value-type="float">
            <text:p>5.88457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23651288" calcext:value-type="float">
            <text:p>5.80236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5237968" calcext:value-type="float">
            <text:p>5.8435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2461992" calcext:value-type="float">
            <text:p>5.9072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74965" calcext:value-type="float">
            <text:p>5.8774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54543984" calcext:value-type="float">
            <text:p>5.7954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72071832" calcext:value-type="float">
            <text:p>5.85720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88933968" calcext:value-type="float">
            <text:p>5.82889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06713568" calcext:value-type="float">
            <text:p>5.85067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39622824" calcext:value-type="float">
            <text:p>5.85396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4681304" calcext:value-type="float">
            <text:p>5.804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25697712" calcext:value-type="float">
            <text:p>5.7925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43772968" calcext:value-type="float">
            <text:p>5.81437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87335" calcext:value-type="float">
            <text:p>5.8687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27784992" calcext:value-type="float">
            <text:p>5.82277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8105304" calcext:value-type="float">
            <text:p>5.768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000672" calcext:value-type="float">
            <text:p>5.760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548532" calcext:value-type="float">
            <text:p>5.76954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202968" calcext:value-type="float">
            <text:p>5.81552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80700704" calcext:value-type="float">
            <text:p>5.80807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85056296" calcext:value-type="float">
            <text:p>5.80850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358" calcext:value-type="float">
            <text:p>5.7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08250976" calcext:value-type="float">
            <text:p>5.84082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1256996" calcext:value-type="float">
            <text:p>5.74125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86561992" calcext:value-type="float">
            <text:p>5.7586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38021992" calcext:value-type="float">
            <text:p>5.78380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09115976" calcext:value-type="float">
            <text:p>5.77091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1002" calcext:value-type="float">
            <text:p>5.731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0668984" calcext:value-type="float">
            <text:p>5.7430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42771992" calcext:value-type="float">
            <text:p>5.77427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4888996" calcext:value-type="float">
            <text:p>5.84488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4686992" calcext:value-type="float">
            <text:p>5.78246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22350976" calcext:value-type="float">
            <text:p>5.69223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8302996" calcext:value-type="float">
            <text:p>5.72830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147" calcext:value-type="float">
            <text:p>5.748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2890976" calcext:value-type="float">
            <text:p>5.74328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6687496" calcext:value-type="float">
            <text:p>5.756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91628984" calcext:value-type="float">
            <text:p>5.7491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1721996" calcext:value-type="float">
            <text:p>5.65172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2866576" calcext:value-type="float">
            <text:p>5.69328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5661992" calcext:value-type="float">
            <text:p>5.80056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04169704" calcext:value-type="float">
            <text:p>5.84041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27616" calcext:value-type="float">
            <text:p>5.684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58408816" calcext:value-type="float">
            <text:p>5.69584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833" calcext:value-type="float">
            <text:p>5.68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052996" calcext:value-type="float">
            <text:p>5.63305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3116992" calcext:value-type="float">
            <text:p>5.66931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4858984" calcext:value-type="float">
            <text:p>5.6664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0925" calcext:value-type="float">
            <text:p>5.693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4755976" calcext:value-type="float">
            <text:p>5.71147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51292968" calcext:value-type="float">
            <text:p>5.73512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01103984" calcext:value-type="float">
            <text:p>5.71011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949" calcext:value-type="float">
            <text:p>5.6879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54101992" calcext:value-type="float">
            <text:p>5.69541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7907968" calcext:value-type="float">
            <text:p>5.6937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97866992" calcext:value-type="float">
            <text:p>5.65978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2710976" calcext:value-type="float">
            <text:p>5.59927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9702968" calcext:value-type="float">
            <text:p>5.6059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61696992" calcext:value-type="float">
            <text:p>5.67616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16243984" calcext:value-type="float">
            <text:p>5.63162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8618984" calcext:value-type="float">
            <text:p>5.6268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5957968" calcext:value-type="float">
            <text:p>5.6575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6103496" calcext:value-type="float">
            <text:p>5.6561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82943984" calcext:value-type="float">
            <text:p>5.65829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35001992" calcext:value-type="float">
            <text:p>5.65350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4823984" calcext:value-type="float">
            <text:p>5.63848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71171992" calcext:value-type="float">
            <text:p>5.63711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5937968" calcext:value-type="float">
            <text:p>5.6415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893" calcext:value-type="float">
            <text:p>5.620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55262648" calcext:value-type="float">
            <text:p>5.62552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9152504" calcext:value-type="float">
            <text:p>5.62091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0000484" calcext:value-type="float">
            <text:p>5.60000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2527856" calcext:value-type="float">
            <text:p>5.61125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0088112" calcext:value-type="float">
            <text:p>5.6020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48069968" calcext:value-type="float">
            <text:p>5.59480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95522448" calcext:value-type="float">
            <text:p>5.58955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0357792" calcext:value-type="float">
            <text:p>5.58003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59615176" calcext:value-type="float">
            <text:p>5.57596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66206168" calcext:value-type="float">
            <text:p>5.5666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45519392" calcext:value-type="float">
            <text:p>5.5645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8969344" calcext:value-type="float">
            <text:p>5.5489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76387704" calcext:value-type="float">
            <text:p>5.55763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2376288" calcext:value-type="float">
            <text:p>5.54423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05864296" calcext:value-type="float">
            <text:p>5.54058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4284456" calcext:value-type="float">
            <text:p>5.53842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337986" calcext:value-type="float">
            <text:p>5.52337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39349008" calcext:value-type="float">
            <text:p>5.52393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7004728" calcext:value-type="float">
            <text:p>5.51670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996656" calcext:value-type="float">
            <text:p>5.51389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78805968" calcext:value-type="float">
            <text:p>5.49788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74864904" calcext:value-type="float">
            <text:p>5.49748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41852016" calcext:value-type="float">
            <text:p>5.4941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59409712" calcext:value-type="float">
            <text:p>5.48594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4966456" calcext:value-type="float">
            <text:p>5.47449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741424" calcext:value-type="float">
            <text:p>5.4627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72947696" calcext:value-type="float">
            <text:p>5.44729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68876784" calcext:value-type="float">
            <text:p>5.43688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69955776" calcext:value-type="float">
            <text:p>5.43699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7904308" calcext:value-type="float">
            <text:p>5.42790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9816296" calcext:value-type="float">
            <text:p>5.42598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13996928" calcext:value-type="float">
            <text:p>5.4113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86936784" calcext:value-type="float">
            <text:p>5.40869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3144336" calcext:value-type="float">
            <text:p>5.39431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02075584" calcext:value-type="float">
            <text:p>5.39020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15881192" calcext:value-type="float">
            <text:p>5.3815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3758928" calcext:value-type="float">
            <text:p>5.3733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84875104" calcext:value-type="float">
            <text:p>5.36848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686" calcext:value-type="float">
            <text:p>5.3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79932" calcext:value-type="float">
            <text:p>5.343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11335392" calcext:value-type="float">
            <text:p>5.34113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22380728" calcext:value-type="float">
            <text:p>5.32223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7646208" calcext:value-type="float">
            <text:p>5.31976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7651564" calcext:value-type="float">
            <text:p>5.30765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62905704" calcext:value-type="float">
            <text:p>5.28629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0788432" calcext:value-type="float">
            <text:p>5.25707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0553856" calcext:value-type="float">
            <text:p>5.25105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5642792" calcext:value-type="float">
            <text:p>5.23656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59800992" calcext:value-type="float">
            <text:p>5.2259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6947696" calcext:value-type="float">
            <text:p>5.21869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42003104" calcext:value-type="float">
            <text:p>5.20420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31389968" calcext:value-type="float">
            <text:p>5.20313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862128" calcext:value-type="float">
            <text:p>5.1818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50389968" calcext:value-type="float">
            <text:p>5.16503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43388096" calcext:value-type="float">
            <text:p>5.1443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73878456" calcext:value-type="float">
            <text:p>5.13738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2704" calcext:value-type="float">
            <text:p>5.1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1390792" calcext:value-type="float">
            <text:p>5.1111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76781968" calcext:value-type="float">
            <text:p>5.09767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96021544" calcext:value-type="float">
            <text:p>5.0696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60922608" calcext:value-type="float">
            <text:p>5.0760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56157968" calcext:value-type="float">
            <text:p>5.0556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39749968" calcext:value-type="float">
            <text:p>5.0339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20472584" calcext:value-type="float">
            <text:p>5.02204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4132736" calcext:value-type="float">
            <text:p>4.9964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3663824" calcext:value-type="float">
            <text:p>4.97236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5240976" calcext:value-type="float">
            <text:p>4.9565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483898" calcext:value-type="float">
            <text:p>4.94483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0472672" calcext:value-type="float">
            <text:p>4.9160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66493688" calcext:value-type="float">
            <text:p>4.90664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10914624" calcext:value-type="float">
            <text:p>4.89109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249104" calcext:value-type="float">
            <text:p>4.86762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0600296" calcext:value-type="float">
            <text:p>4.83406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98608" calcext:value-type="float">
            <text:p>4.8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12031992" calcext:value-type="float">
            <text:p>4.8012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56335272" calcext:value-type="float">
            <text:p>4.77563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731416" calcext:value-type="float">
            <text:p>4.7517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4264852" calcext:value-type="float">
            <text:p>4.7342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5289664" calcext:value-type="float">
            <text:p>4.70652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0690584" calcext:value-type="float">
            <text:p>4.6630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9206936" calcext:value-type="float">
            <text:p>4.6519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12132512" calcext:value-type="float">
            <text:p>4.60121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40199096" calcext:value-type="float">
            <text:p>4.5740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34037856" calcext:value-type="float">
            <text:p>4.53340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0457664" calcext:value-type="float">
            <text:p>4.4980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42332048" calcext:value-type="float">
            <text:p>4.45423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430128" calcext:value-type="float">
            <text:p>4.3924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8699264" calcext:value-type="float">
            <text:p>4.27986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73502648" calcext:value-type="float">
            <text:p>4.21735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98206056" calcext:value-type="float">
            <text:p>4.14982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61881192" calcext:value-type="float">
            <text:p>4.0861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30418488" calcext:value-type="float">
            <text:p>3.99304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15692968" calcext:value-type="float">
            <text:p>3.92156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98633896" calcext:value-type="float">
            <text:p>3.83986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95933968" calcext:value-type="float">
            <text:p>3.80959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9821992" calcext:value-type="float">
            <text:p>3.79498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5505604" calcext:value-type="float">
            <text:p>3.86550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3842968" calcext:value-type="float">
            <text:p>3.9653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4920296" calcext:value-type="float">
            <text:p>4.09949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3977896" calcext:value-type="float">
            <text:p>4.193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19026992" calcext:value-type="float">
            <text:p>4.30190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9564092" calcext:value-type="float">
            <text:p>4.33956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73517968" calcext:value-type="float">
            <text:p>4.4673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05971288" calcext:value-type="float">
            <text:p>4.6105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858332" calcext:value-type="float">
            <text:p>4.7585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8736" calcext:value-type="float">
            <text:p>4.7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77532" calcext:value-type="float">
            <text:p>4.7707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70003104" calcext:value-type="float">
            <text:p>4.74700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05323928" calcext:value-type="float">
            <text:p>4.72053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86433024" calcext:value-type="float">
            <text:p>4.6886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10424432" calcext:value-type="float">
            <text:p>4.66104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59560008" calcext:value-type="float">
            <text:p>4.62595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1892328" calcext:value-type="float">
            <text:p>4.59618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7224856" calcext:value-type="float">
            <text:p>4.56872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5288632" calcext:value-type="float">
            <text:p>4.52952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86243984" calcext:value-type="float">
            <text:p>4.48862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98521312" calcext:value-type="float">
            <text:p>4.43985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64480016" calcext:value-type="float">
            <text:p>4.39644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6947416" calcext:value-type="float">
            <text:p>4.3436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83910984" calcext:value-type="float">
            <text:p>4.29839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6945312" calcext:value-type="float">
            <text:p>4.24569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3865712" calcext:value-type="float">
            <text:p>4.17438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8945472" calcext:value-type="float">
            <text:p>4.05989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09594568" calcext:value-type="float">
            <text:p>4.0409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36740088" calcext:value-type="float">
            <text:p>4.14367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9470984" calcext:value-type="float">
            <text:p>4.17494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61651992" calcext:value-type="float">
            <text:p>4.1161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55654128" calcext:value-type="float">
            <text:p>4.0855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9464624" calcext:value-type="float">
            <text:p>4.11194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5850328" calcext:value-type="float">
            <text:p>4.18158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8539596" calcext:value-type="float">
            <text:p>4.2685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69080016" calcext:value-type="float">
            <text:p>4.26690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99558784" calcext:value-type="float">
            <text:p>4.2299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81852336" calcext:value-type="float">
            <text:p>4.20818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4190992" calcext:value-type="float">
            <text:p>4.16641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2438984" calcext:value-type="float">
            <text:p>4.1112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14281176" calcext:value-type="float">
            <text:p>4.05142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2636936" calcext:value-type="float">
            <text:p>3.9672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25168" calcext:value-type="float">
            <text:p>3.9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5050724" calcext:value-type="float">
            <text:p>3.97505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86174304" calcext:value-type="float">
            <text:p>3.90861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87755584" calcext:value-type="float">
            <text:p>3.83877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41049248" calcext:value-type="float">
            <text:p>3.82410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96389968" calcext:value-type="float">
            <text:p>3.86963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34368696" calcext:value-type="float">
            <text:p>3.99343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4211916" calcext:value-type="float">
            <text:p>4.02421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06898936" calcext:value-type="float">
            <text:p>4.10068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50744432" calcext:value-type="float">
            <text:p>4.1550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6834328" calcext:value-type="float">
            <text:p>4.13068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7286456" calcext:value-type="float">
            <text:p>4.28272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06872296" calcext:value-type="float">
            <text:p>4.67068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18901552" calcext:value-type="float">
            <text:p>4.7318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890764" calcext:value-type="float">
            <text:p>4.70689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92892336" calcext:value-type="float">
            <text:p>4.65928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81134984" calcext:value-type="float">
            <text:p>4.66811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1712648" calcext:value-type="float">
            <text:p>4.6901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9742904" calcext:value-type="float">
            <text:p>4.67597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60738984" calcext:value-type="float">
            <text:p>4.6560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77198784" calcext:value-type="float">
            <text:p>4.62771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25807672" calcext:value-type="float">
            <text:p>4.6125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54872184" calcext:value-type="float">
            <text:p>4.62548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86112368" calcext:value-type="float">
            <text:p>4.66861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7472544" calcext:value-type="float">
            <text:p>4.78274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1372" calcext:value-type="float">
            <text:p>4.8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0972312" calcext:value-type="float">
            <text:p>4.9530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725304" calcext:value-type="float">
            <text:p>5.013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33439392" calcext:value-type="float">
            <text:p>5.04334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64810624" calcext:value-type="float">
            <text:p>5.0364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23166416" calcext:value-type="float">
            <text:p>5.05231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87225032" calcext:value-type="float">
            <text:p>5.11872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23401744" calcext:value-type="float">
            <text:p>5.12234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1673896" calcext:value-type="float">
            <text:p>5.12916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52249232" calcext:value-type="float">
            <text:p>5.1152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29928112" calcext:value-type="float">
            <text:p>5.09299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52055976" calcext:value-type="float">
            <text:p>5.0752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239564" calcext:value-type="float">
            <text:p>5.05923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1354568" calcext:value-type="float">
            <text:p>5.0681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596924" calcext:value-type="float">
            <text:p>5.0685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9761312" calcext:value-type="float">
            <text:p>5.05097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25787696" calcext:value-type="float">
            <text:p>5.05257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4215176" calcext:value-type="float">
            <text:p>5.06542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4796496" calcext:value-type="float">
            <text:p>5.1047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4372968" calcext:value-type="float">
            <text:p>5.1514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07194328" calcext:value-type="float">
            <text:p>5.18071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4561112" calcext:value-type="float">
            <text:p>5.21845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1590536" calcext:value-type="float">
            <text:p>5.23315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3895688" calcext:value-type="float">
            <text:p>5.2663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7723984" calcext:value-type="float">
            <text:p>5.29177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50265664" calcext:value-type="float">
            <text:p>5.3350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1299072" calcext:value-type="float">
            <text:p>5.3791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12158984" calcext:value-type="float">
            <text:p>5.4112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8261456" calcext:value-type="float">
            <text:p>5.44382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907472" calcext:value-type="float">
            <text:p>5.47729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6030156" calcext:value-type="float">
            <text:p>5.4960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8713312" calcext:value-type="float">
            <text:p>5.50787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12825312" calcext:value-type="float">
            <text:p>5.52128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76128008" calcext:value-type="float">
            <text:p>5.53761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937608" calcext:value-type="float">
            <text:p>5.5419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8649312" calcext:value-type="float">
            <text:p>5.5328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65621552" calcext:value-type="float">
            <text:p>5.53656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7073" calcext:value-type="float">
            <text:p>5.537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60388136" calcext:value-type="float">
            <text:p>5.53603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8766652" calcext:value-type="float">
            <text:p>5.54876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0313896" calcext:value-type="float">
            <text:p>5.5650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2873856" calcext:value-type="float">
            <text:p>5.58328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48633848" calcext:value-type="float">
            <text:p>5.59486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15753856" calcext:value-type="float">
            <text:p>5.6015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29236992" calcext:value-type="float">
            <text:p>5.61292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58776992" calcext:value-type="float">
            <text:p>5.62587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82466048" calcext:value-type="float">
            <text:p>5.62824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9283596" calcext:value-type="float">
            <text:p>5.6492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17856992" calcext:value-type="float">
            <text:p>5.65178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36754592" calcext:value-type="float">
            <text:p>5.65367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40507912" calcext:value-type="float">
            <text:p>5.69405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8528296" calcext:value-type="float">
            <text:p>5.69085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6332912" calcext:value-type="float">
            <text:p>5.78263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2495392" calcext:value-type="float">
            <text:p>5.88824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8668336" calcext:value-type="float">
            <text:p>5.9386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48395" calcext:value-type="float">
            <text:p>5.9548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5497808" calcext:value-type="float">
            <text:p>5.9854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64318984" calcext:value-type="float">
            <text:p>5.9964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91636992" calcext:value-type="float">
            <text:p>6.00916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24607824" calcext:value-type="float">
            <text:p>6.03246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9389496" calcext:value-type="float">
            <text:p>6.0393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39243104" calcext:value-type="float">
            <text:p>6.04392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58201664" calcext:value-type="float">
            <text:p>6.04582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994" calcext:value-type="float">
            <text:p>6.047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6298984" calcext:value-type="float">
            <text:p>6.0566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1350496" calcext:value-type="float">
            <text:p>6.0591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43755976" calcext:value-type="float">
            <text:p>6.05437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5363248" calcext:value-type="float">
            <text:p>6.05653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47212408" calcext:value-type="float">
            <text:p>6.05472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51244912" calcext:value-type="float">
            <text:p>6.05512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92747696" calcext:value-type="float">
            <text:p>6.04927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2184512" calcext:value-type="float">
            <text:p>6.0421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1800008" calcext:value-type="float">
            <text:p>6.03718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0868812" calcext:value-type="float">
            <text:p>6.0308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00232968" calcext:value-type="float">
            <text:p>6.0300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7408816" calcext:value-type="float">
            <text:p>6.03874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24729744" calcext:value-type="float">
            <text:p>6.03247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73550776" calcext:value-type="float">
            <text:p>6.0273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43558456" calcext:value-type="float">
            <text:p>6.0243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46768" calcext:value-type="float">
            <text:p>6.0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27633872" calcext:value-type="float">
            <text:p>6.01276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3714392" calcext:value-type="float">
            <text:p>6.0253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8803208" calcext:value-type="float">
            <text:p>6.01688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46662536" calcext:value-type="float">
            <text:p>6.01466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40642736" calcext:value-type="float">
            <text:p>6.01406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56818472" calcext:value-type="float">
            <text:p>6.01568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7363208" calcext:value-type="float">
            <text:p>6.00773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18880016" calcext:value-type="float">
            <text:p>6.01188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476924" calcext:value-type="float">
            <text:p>6.01347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3480176" calcext:value-type="float">
            <text:p>6.00134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55222536" calcext:value-type="float">
            <text:p>6.00552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29710776" calcext:value-type="float">
            <text:p>6.00297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941" calcext:value-type="float">
            <text:p>6.004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95326288" calcext:value-type="float">
            <text:p>5.99953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2255" calcext:value-type="float">
            <text:p>5.9952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73822648" calcext:value-type="float">
            <text:p>5.99738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547064" calcext:value-type="float">
            <text:p>5.9955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4947968" calcext:value-type="float">
            <text:p>5.9924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826724" calcext:value-type="float">
            <text:p>5.99282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77310776" calcext:value-type="float">
            <text:p>5.9877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3175496" calcext:value-type="float">
            <text:p>5.99531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75174128" calcext:value-type="float">
            <text:p>5.9875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29350496" calcext:value-type="float">
            <text:p>5.9829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0123104" calcext:value-type="float">
            <text:p>5.9860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92908608" calcext:value-type="float">
            <text:p>5.97929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32277792" calcext:value-type="float">
            <text:p>5.97322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80790976" calcext:value-type="float">
            <text:p>5.96807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68036928" calcext:value-type="float">
            <text:p>5.97680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63495408" calcext:value-type="float">
            <text:p>5.97634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32355208" calcext:value-type="float">
            <text:p>5.96323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53803984" calcext:value-type="float">
            <text:p>5.96538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390408" calcext:value-type="float">
            <text:p>5.9643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63124768" calcext:value-type="float">
            <text:p>5.96631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3768616" calcext:value-type="float">
            <text:p>5.9637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7412328" calcext:value-type="float">
            <text:p>5.96474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48513872" calcext:value-type="float">
            <text:p>5.9548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7758996" calcext:value-type="float">
            <text:p>5.9477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33471992" calcext:value-type="float">
            <text:p>5.9533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0806996" calcext:value-type="float">
            <text:p>5.9508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84892968" calcext:value-type="float">
            <text:p>5.9484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40760976" calcext:value-type="float">
            <text:p>5.9440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19488984" calcext:value-type="float">
            <text:p>5.9419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19488984" calcext:value-type="float">
            <text:p>5.9419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89325976" calcext:value-type="float">
            <text:p>5.93893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37573984" calcext:value-type="float">
            <text:p>5.93375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0121992" calcext:value-type="float">
            <text:p>5.94001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3090496" calcext:value-type="float">
            <text:p>5.9330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31541992" calcext:value-type="float">
            <text:p>5.93315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24872968" calcext:value-type="float">
            <text:p>5.93248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74377968" calcext:value-type="float">
            <text:p>5.9174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30893984" calcext:value-type="float">
            <text:p>5.92308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68676992" calcext:value-type="float">
            <text:p>5.92686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08350976" calcext:value-type="float">
            <text:p>5.92083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3580976" calcext:value-type="float">
            <text:p>5.9143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8176992" calcext:value-type="float">
            <text:p>5.9078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8345" calcext:value-type="float">
            <text:p>5.9148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4837968" calcext:value-type="float">
            <text:p>5.9044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84208984" calcext:value-type="float">
            <text:p>5.9084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68651992" calcext:value-type="float">
            <text:p>5.9068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507768" calcext:value-type="float">
            <text:p>5.89175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1343984" calcext:value-type="float">
            <text:p>5.90213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8325976" calcext:value-type="float">
            <text:p>5.90083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40368984" calcext:value-type="float">
            <text:p>5.8840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3703984" calcext:value-type="float">
            <text:p>5.88537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67672968" calcext:value-type="float">
            <text:p>5.88676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1497" calcext:value-type="float">
            <text:p>5.881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32748984" calcext:value-type="float">
            <text:p>5.8832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47988984" calcext:value-type="float">
            <text:p>5.8847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24163984" calcext:value-type="float">
            <text:p>5.8724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51467968" calcext:value-type="float">
            <text:p>5.8751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3842968" calcext:value-type="float">
            <text:p>5.8703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13342968" calcext:value-type="float">
            <text:p>5.85133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69235976" calcext:value-type="float">
            <text:p>5.86692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685" calcext:value-type="float">
            <text:p>5.861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685" calcext:value-type="float">
            <text:p>5.861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0971992" calcext:value-type="float">
            <text:p>5.85809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0222996" calcext:value-type="float">
            <text:p>5.85022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397" calcext:value-type="float">
            <text:p>5.843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2376992" calcext:value-type="float">
            <text:p>5.83923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15553984" calcext:value-type="float">
            <text:p>5.84155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0788984" calcext:value-type="float">
            <text:p>5.8390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2841992" calcext:value-type="float">
            <text:p>5.8302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85390976" calcext:value-type="float">
            <text:p>5.83853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34895976" calcext:value-type="float">
            <text:p>5.82348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5543984" calcext:value-type="float">
            <text:p>5.8335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70125976" calcext:value-type="float">
            <text:p>5.81701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97112968" calcext:value-type="float">
            <text:p>5.81971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89798984" calcext:value-type="float">
            <text:p>5.8089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01862968" calcext:value-type="float">
            <text:p>5.81018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58685" calcext:value-type="float">
            <text:p>5.8058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5513984" calcext:value-type="float">
            <text:p>5.80955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5678" calcext:value-type="float">
            <text:p>5.805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66290976" calcext:value-type="float">
            <text:p>5.7966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06918984" calcext:value-type="float">
            <text:p>5.7906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6153" calcext:value-type="float">
            <text:p>5.796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95171992" calcext:value-type="float">
            <text:p>5.78951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1071496" calcext:value-type="float">
            <text:p>5.781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3732968" calcext:value-type="float">
            <text:p>5.78237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5152968" calcext:value-type="float">
            <text:p>5.77551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5943984" calcext:value-type="float">
            <text:p>5.77259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14830976" calcext:value-type="float">
            <text:p>5.77148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52282968" calcext:value-type="float">
            <text:p>5.76522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24345" calcext:value-type="float">
            <text:p>5.7624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92910976" calcext:value-type="float">
            <text:p>5.7592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09788968" calcext:value-type="float">
            <text:p>5.75097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25285" calcext:value-type="float">
            <text:p>5.7525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4335" calcext:value-type="float">
            <text:p>5.7544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1306992" calcext:value-type="float">
            <text:p>5.74513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71613984" calcext:value-type="float">
            <text:p>5.73716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55408984" calcext:value-type="float">
            <text:p>5.7255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01776992" calcext:value-type="float">
            <text:p>5.74017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50010976" calcext:value-type="float">
            <text:p>5.72500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00480976" calcext:value-type="float">
            <text:p>5.7200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2221992" calcext:value-type="float">
            <text:p>5.7152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2221992" calcext:value-type="float">
            <text:p>5.7152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4592968" calcext:value-type="float">
            <text:p>5.70845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98565" calcext:value-type="float">
            <text:p>5.7098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50925976" calcext:value-type="float">
            <text:p>5.69509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00772968" calcext:value-type="float">
            <text:p>5.70007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595" calcext:value-type="float">
            <text:p>5.69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833" calcext:value-type="float">
            <text:p>5.68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154996" calcext:value-type="float">
            <text:p>5.6871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41058984" calcext:value-type="float">
            <text:p>5.6741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16610976" calcext:value-type="float">
            <text:p>5.67166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93102968" calcext:value-type="float">
            <text:p>5.65931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49301992" calcext:value-type="float">
            <text:p>5.66493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72478984" calcext:value-type="float">
            <text:p>5.6672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65798984" calcext:value-type="float">
            <text:p>5.6565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16585976" calcext:value-type="float">
            <text:p>5.65165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08000976" calcext:value-type="float">
            <text:p>5.6408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96570976" calcext:value-type="float">
            <text:p>5.6396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1528996" calcext:value-type="float">
            <text:p>5.63152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19088984" calcext:value-type="float">
            <text:p>5.6219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9726992" calcext:value-type="float">
            <text:p>5.62397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64160976" calcext:value-type="float">
            <text:p>5.61641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37807968" calcext:value-type="float">
            <text:p>5.6137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07965" calcext:value-type="float">
            <text:p>5.6107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06362968" calcext:value-type="float">
            <text:p>5.60063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2095496" calcext:value-type="float">
            <text:p>5.5920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26352968" calcext:value-type="float">
            <text:p>5.59263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56505" calcext:value-type="float">
            <text:p>5.5856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39028984" calcext:value-type="float">
            <text:p>5.5739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70765976" calcext:value-type="float">
            <text:p>5.5670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44095976" calcext:value-type="float">
            <text:p>5.5644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80913984" calcext:value-type="float">
            <text:p>5.55809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40908984" calcext:value-type="float">
            <text:p>5.5540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85663984" calcext:value-type="float">
            <text:p>5.54856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0097968" calcext:value-type="float">
            <text:p>5.5410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087996" calcext:value-type="float">
            <text:p>5.5320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12615" calcext:value-type="float">
            <text:p>5.5212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36108984" calcext:value-type="float">
            <text:p>5.5236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8181496" calcext:value-type="float">
            <text:p>5.5181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716992" calcext:value-type="float">
            <text:p>5.50167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2021" calcext:value-type="float">
            <text:p>5.502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7181992" calcext:value-type="float">
            <text:p>5.4927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85271992" calcext:value-type="float">
            <text:p>5.4885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6212968" calcext:value-type="float">
            <text:p>5.48062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68418984" calcext:value-type="float">
            <text:p>5.4668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20487968" calcext:value-type="float">
            <text:p>5.4720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72851992" calcext:value-type="float">
            <text:p>5.45728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19828984" calcext:value-type="float">
            <text:p>5.4519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27755" calcext:value-type="float">
            <text:p>5.4427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5727" calcext:value-type="float">
            <text:p>5.435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09961992" calcext:value-type="float">
            <text:p>5.43099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6360496" calcext:value-type="float">
            <text:p>5.4263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5120996" calcext:value-type="float">
            <text:p>5.4151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9786996" calcext:value-type="float">
            <text:p>5.40978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00703984" calcext:value-type="float">
            <text:p>5.39007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2674" calcext:value-type="float">
            <text:p>5.392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0856992" calcext:value-type="float">
            <text:p>5.38508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18471992" calcext:value-type="float">
            <text:p>5.3818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37813984" calcext:value-type="float">
            <text:p>5.36378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31465" calcext:value-type="float">
            <text:p>5.3631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6065996" calcext:value-type="float">
            <text:p>5.35606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92068984" calcext:value-type="float">
            <text:p>5.3392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302496" calcext:value-type="float">
            <text:p>5.343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587496" calcext:value-type="float">
            <text:p>5.337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75205" calcext:value-type="float">
            <text:p>5.3075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09811992" calcext:value-type="float">
            <text:p>5.31098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45041992" calcext:value-type="float">
            <text:p>5.3045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84715976" calcext:value-type="float">
            <text:p>5.2984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01518984" calcext:value-type="float">
            <text:p>5.2801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1958996" calcext:value-type="float">
            <text:p>5.2619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9418" calcext:value-type="float">
            <text:p>5.249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4623496" calcext:value-type="float">
            <text:p>5.2446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8844" calcext:value-type="float">
            <text:p>5.2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9850976" calcext:value-type="float">
            <text:p>5.21598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0333496" calcext:value-type="float">
            <text:p>5.2103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8707968" calcext:value-type="float">
            <text:p>5.1908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662496" calcext:value-type="float">
            <text:p>5.1756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52803984" calcext:value-type="float">
            <text:p>5.16528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33728984" calcext:value-type="float">
            <text:p>5.1433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4610996" calcext:value-type="float">
            <text:p>5.1446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8468984" calcext:value-type="float">
            <text:p>5.1258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8275" calcext:value-type="float">
            <text:p>5.096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19378984" calcext:value-type="float">
            <text:p>5.0919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9205" calcext:value-type="float">
            <text:p>5.069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3762968" calcext:value-type="float">
            <text:p>5.04437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5345" calcext:value-type="float">
            <text:p>5.0385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1070496" calcext:value-type="float">
            <text:p>5.011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3232968" calcext:value-type="float">
            <text:p>5.0013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7448496" calcext:value-type="float">
            <text:p>4.987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66205976" calcext:value-type="float">
            <text:p>4.96662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6998" calcext:value-type="float">
            <text:p>4.93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4408984" calcext:value-type="float">
            <text:p>4.9254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0895" calcext:value-type="float">
            <text:p>4.9070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48960976" calcext:value-type="float">
            <text:p>4.8848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7717996" calcext:value-type="float">
            <text:p>4.85771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174" calcext:value-type="float">
            <text:p>4.82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9838" calcext:value-type="float">
            <text:p>4.79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61853984" calcext:value-type="float">
            <text:p>4.78618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5143984" calcext:value-type="float">
            <text:p>4.75151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4945" calcext:value-type="float">
            <text:p>4.7184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88398984" calcext:value-type="float">
            <text:p>4.6888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85503984" calcext:value-type="float">
            <text:p>4.6585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71812968" calcext:value-type="float">
            <text:p>4.62718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3623" calcext:value-type="float">
            <text:p>4.603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49183984" calcext:value-type="float">
            <text:p>4.55491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94853984" calcext:value-type="float">
            <text:p>4.51948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45605" calcext:value-type="float">
            <text:p>4.4845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22057968" calcext:value-type="float">
            <text:p>4.4422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10908984" calcext:value-type="float">
            <text:p>4.4110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36563984" calcext:value-type="float">
            <text:p>4.36365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1907968" calcext:value-type="float">
            <text:p>4.3221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5028984" calcext:value-type="float">
            <text:p>4.2785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49417968" calcext:value-type="float">
            <text:p>4.2349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57293984" calcext:value-type="float">
            <text:p>4.18572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51503984" calcext:value-type="float">
            <text:p>4.1251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90675" calcext:value-type="float">
            <text:p>3.969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0663984" calcext:value-type="float">
            <text:p>3.83406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837" calcext:value-type="float">
            <text:p>3.648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78872968" calcext:value-type="float">
            <text:p>3.41788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76483984" calcext:value-type="float">
            <text:p>3.53764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3522968" calcext:value-type="float">
            <text:p>3.70935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31490752" calcext:value-type="float">
            <text:p>3.92314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70428984" calcext:value-type="float">
            <text:p>4.0270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7025" calcext:value-type="float">
            <text:p>4.096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483" calcext:value-type="float">
            <text:p>4.245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97423984" calcext:value-type="float">
            <text:p>4.28974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42862968" calcext:value-type="float">
            <text:p>4.32428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51447968" calcext:value-type="float">
            <text:p>4.3351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9783" calcext:value-type="float">
            <text:p>4.359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48425" calcext:value-type="float">
            <text:p>4.454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4592968" calcext:value-type="float">
            <text:p>4.56545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1847968" calcext:value-type="float">
            <text:p>4.6551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75088984" calcext:value-type="float">
            <text:p>4.7075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79888984" calcext:value-type="float">
            <text:p>4.7379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0527968" calcext:value-type="float">
            <text:p>4.7420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09378984" calcext:value-type="float">
            <text:p>4.7109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082968" calcext:value-type="float">
            <text:p>4.6908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31655" calcext:value-type="float">
            <text:p>4.7531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9142968" calcext:value-type="float">
            <text:p>4.77691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7578984" calcext:value-type="float">
            <text:p>4.7947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85678984" calcext:value-type="float">
            <text:p>4.7985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7875" calcext:value-type="float">
            <text:p>4.776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29112968" calcext:value-type="float">
            <text:p>4.75291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85603984" calcext:value-type="float">
            <text:p>4.73856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059" calcext:value-type="float">
            <text:p>4.72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26498984" calcext:value-type="float">
            <text:p>4.6926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4202" calcext:value-type="float">
            <text:p>4.66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58808984" calcext:value-type="float">
            <text:p>4.6358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61628984" calcext:value-type="float">
            <text:p>4.6061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40392968" calcext:value-type="float">
            <text:p>4.63403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88017968" calcext:value-type="float">
            <text:p>4.6388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34677968" calcext:value-type="float">
            <text:p>4.6334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9719" calcext:value-type="float">
            <text:p>4.609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2088984" calcext:value-type="float">
            <text:p>4.5932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06077968" calcext:value-type="float">
            <text:p>4.6106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04578984" calcext:value-type="float">
            <text:p>4.6804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68177968" calcext:value-type="float">
            <text:p>4.7668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6602" calcext:value-type="float">
            <text:p>4.816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18038984" calcext:value-type="float">
            <text:p>4.7818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97058984" calcext:value-type="float">
            <text:p>4.7597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40265" calcext:value-type="float">
            <text:p>4.7840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80345" calcext:value-type="float">
            <text:p>4.848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97283984" calcext:value-type="float">
            <text:p>4.93972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84682968" calcext:value-type="float">
            <text:p>5.01846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33045" calcext:value-type="float">
            <text:p>5.1033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81428984" calcext:value-type="float">
            <text:p>5.2081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5323984" calcext:value-type="float">
            <text:p>5.27653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4255" calcext:value-type="float">
            <text:p>5.3094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27298984" calcext:value-type="float">
            <text:p>5.3327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9397968" calcext:value-type="float">
            <text:p>5.3619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58818984" calcext:value-type="float">
            <text:p>5.4058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06825" calcext:value-type="float">
            <text:p>5.460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12192544" calcext:value-type="float">
            <text:p>5.51121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6495" calcext:value-type="float">
            <text:p>5.5776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00647968" calcext:value-type="float">
            <text:p>5.6000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9369" calcext:value-type="float">
            <text:p>5.619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67678984" calcext:value-type="float">
            <text:p>5.6367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7708984" calcext:value-type="float">
            <text:p>5.6607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9643984" calcext:value-type="float">
            <text:p>5.68496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6655" calcext:value-type="float">
            <text:p>5.7056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3857" calcext:value-type="float">
            <text:p>5.713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28105" calcext:value-type="float">
            <text:p>5.7228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96047968" calcext:value-type="float">
            <text:p>5.7296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0183984" calcext:value-type="float">
            <text:p>5.73601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194" calcext:value-type="float">
            <text:p>5.743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93533984" calcext:value-type="float">
            <text:p>5.74935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83068984" calcext:value-type="float">
            <text:p>5.7583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2287968" calcext:value-type="float">
            <text:p>5.7692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45958984" calcext:value-type="float">
            <text:p>5.7845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9155" calcext:value-type="float">
            <text:p>5.8009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64727968" calcext:value-type="float">
            <text:p>5.8164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26652968" calcext:value-type="float">
            <text:p>5.8326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70798984" calcext:value-type="float">
            <text:p>5.8470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97162968" calcext:value-type="float">
            <text:p>5.85971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98765" calcext:value-type="float">
            <text:p>5.8698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307" calcext:value-type="float">
            <text:p>5.8853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0072968" calcext:value-type="float">
            <text:p>5.90200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0087968" calcext:value-type="float">
            <text:p>5.9140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7563984" calcext:value-type="float">
            <text:p>5.92575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3615" calcext:value-type="float">
            <text:p>5.9403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78875" calcext:value-type="float">
            <text:p>5.957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63022968" calcext:value-type="float">
            <text:p>5.97630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37015" calcext:value-type="float">
            <text:p>5.993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98302968" calcext:value-type="float">
            <text:p>6.00983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7688984" calcext:value-type="float">
            <text:p>6.0257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01835" calcext:value-type="float">
            <text:p>6.0401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162968" calcext:value-type="float">
            <text:p>6.05021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76457968" calcext:value-type="float">
            <text:p>6.0576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0272968" calcext:value-type="float">
            <text:p>6.0620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4562968" calcext:value-type="float">
            <text:p>6.0654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7806" calcext:value-type="float">
            <text:p>6.067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08695448" calcext:value-type="float">
            <text:p>6.07086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26318984" calcext:value-type="float">
            <text:p>6.0726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3943984" calcext:value-type="float">
            <text:p>6.07739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6175" calcext:value-type="float">
            <text:p>6.083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2053984" calcext:value-type="float">
            <text:p>6.08920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811144" calcext:value-type="float">
            <text:p>6.08998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871996" calcext:value-type="float">
            <text:p>6.08987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5863984" calcext:value-type="float">
            <text:p>6.08958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86972968" calcext:value-type="float">
            <text:p>6.08869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78718984" calcext:value-type="float">
            <text:p>6.0878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73320976" calcext:value-type="float">
            <text:p>6.08733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80940976" calcext:value-type="float">
            <text:p>6.08809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71098984" calcext:value-type="float">
            <text:p>6.0871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7395496" calcext:value-type="float">
            <text:p>6.0873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200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0</text:p>
          </table:table-cell>
          <table:table-cell office:value-type="string" calcext:value-type="string">
            <text:p>MBMG-122340</text:p>
          </table:table-cell>
          <table:table-cell office:value-type="string" calcext:value-type="string">
            <text:p>199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858" meta:object-count="0"/>
    <meta:user-defined meta:name="AppVersion">3.0</meta:user-defined>
  </office:meta>
</office:document-meta>
</file>